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0d1031" officeooo:paragraph-rsid="000d1031"/>
    </style:style>
    <style:style style:name="P2" style:family="paragraph" style:parent-style-name="Standard">
      <style:text-properties officeooo:rsid="000d1031" officeooo:paragraph-rsid="000dd22f"/>
    </style:style>
    <style:style style:name="P3" style:family="paragraph" style:parent-style-name="Standard">
      <style:text-properties officeooo:rsid="000dd22f" officeooo:paragraph-rsid="000dd22f"/>
    </style:style>
    <style:style style:name="P4" style:family="paragraph" style:parent-style-name="Standard">
      <style:text-properties officeooo:rsid="000eaaf0" officeooo:paragraph-rsid="000eaaf0"/>
    </style:style>
    <style:style style:name="P5" style:family="paragraph" style:parent-style-name="Heading_20_3">
      <style:text-properties officeooo:rsid="000d1031" officeooo:paragraph-rsid="000d1031"/>
    </style:style>
    <style:style style:name="P6" style:family="paragraph" style:parent-style-name="Heading_20_3">
      <style:text-properties fo:font-variant="normal" fo:text-transform="none" fo:color="#2e3d49" style:font-name="Open Sans" fo:font-size="13.5pt" fo:letter-spacing="normal" fo:font-style="normal" fo:font-weight="bold" officeooo:rsid="000d1031" officeooo:paragraph-rsid="000dd22f"/>
    </style:style>
    <style:style style:name="P7" style:family="paragraph" style:parent-style-name="Heading_20_3">
      <style:text-properties fo:font-variant="normal" fo:text-transform="none" fo:color="#2e3d49" style:font-name="Open Sans" fo:font-size="13.5pt" fo:letter-spacing="normal" fo:font-style="normal" fo:font-weight="bold" officeooo:rsid="000dd22f" officeooo:paragraph-rsid="000dd22f"/>
    </style:style>
    <style:style style:name="P8" style:family="paragraph" style:parent-style-name="Heading_20_3">
      <style:text-properties fo:font-variant="normal" fo:text-transform="none" fo:color="#2e3d49" style:font-name="Open Sans" fo:font-size="13.5pt" fo:letter-spacing="normal" fo:font-style="normal" fo:font-weight="bold" officeooo:rsid="000eaaf0" officeooo:paragraph-rsid="000eaaf0"/>
    </style:style>
    <style:style style:name="T1" style:family="text">
      <style:text-properties fo:font-variant="normal" fo:text-transform="none" fo:color="#2e3d49" style:font-name="Open Sans" fo:font-size="13.5pt" fo:letter-spacing="normal" fo:font-style="normal" fo:font-weight="bold"/>
    </style:style>
    <style:style style:name="T2" style:family="text">
      <style:text-properties fo:font-variant="normal" fo:text-transform="none" fo:color="#4f4f4f" style:font-name="inherit" fo:font-size="11.25pt" fo:letter-spacing="normal" fo:font-style="italic" fo:font-weight="bold" loext:padding="0cm" loext:border="none"/>
    </style:style>
    <style:style style:name="T3" style:family="text">
      <style:text-properties fo:font-variant="normal" fo:text-transform="none" fo:color="#4f4f4f" fo:letter-spacing="normal"/>
    </style:style>
    <style:style style:name="T4" style:family="text">
      <style:text-properties fo:color="#4f4f4f" style:font-name="Open Sans" fo:font-size="11.25pt" fo:letter-spacing="normal" fo:font-style="italic" fo:font-weight="normal" loext:padding="0cm" loext:border="none"/>
    </style:style>
    <style:style style:name="T5" style:family="text">
      <style:text-properties fo:color="#4f4f4f" style:font-name="inherit" fo:font-size="11.25pt" fo:letter-spacing="normal" fo:font-style="italic" fo:font-weight="bold" loext:padding="0cm" loext:border="none"/>
    </style:style>
    <style:style style:name="T6" style:family="text">
      <style:text-properties officeooo:rsid="000dd2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bookmark text:name="implement-a-basic-driving-agent"/><text:span text:style-name="T1">Implement a Basic Driving Agent</text:span></text:h>
      <text:p text:style-name="P1"><text:span text:style-name="Strong_20_Emphasis"><text:span text:style-name="Emphasis"><text:span text:style-name="T2">QUESTION: </text:span></text:span></text:span><text:span text:style-name="Emphasis"><text:span text:style-name="T4">Observe what you see with the agent's behavior as it takes random actions. Does the </text:span></text:span><text:span text:style-name="Emphasis"><text:span text:style-name="Strong_20_Emphasis"><text:span text:style-name="T5">smartcab </text:span></text:span></text:span><text:span text:style-name="Emphasis"><text:span text:style-name="T4">eventually make it to the destination? Are there any other interesting observations to note?</text:span></text:span> </text:p>
      <text:p text:style-name="P1"/>
      <text:p text:style-name="P3">The car hardly made it to the destination.</text:p>
      <text:p text:style-name="P2">The car randomly drives. Sometimes it gets positive rewards. But it mostly gets negative reward<text:span text:style-name="T6">s</text:span>.</text:p>
      <text:p text:style-name="P2"/>
      <text:h text:style-name="P6" text:outline-level="3"><text:bookmark text:name="inform-the-driving-agent"/>Inform the Driving Agent</text:h>
      <text:p text:style-name="P2"><text:span text:style-name="Strong_20_Emphasis"><text:span text:style-name="Emphasis"><text:span text:style-name="T2">QUESTION: </text:span></text:span></text:span><text:span text:style-name="Emphasis"><text:span text:style-name="T4">What states have you identified that are appropriate for modeling the </text:span></text:span><text:span text:style-name="Emphasis"><text:span text:style-name="Strong_20_Emphasis"><text:span text:style-name="T5">smartcab </text:span></text:span></text:span><text:span text:style-name="Emphasis"><text:span text:style-name="T4">and environment? Why do you believe each of these states to be appropriate for this problem?</text:span></text:span> </text:p>
      <text:p text:style-name="P2"/>
      <text:p text:style-name="P3">My state schema: (light, oncoming, right, left, next_waypoint)</text:p>
      <text:p text:style-name="P3">It is what I obtain from the “input” variable, which is the only information I can get. I don't think extra encoding/transform of the input would give me any new information.</text:p>
      <text:p text:style-name="P3"/>
      <text:p text:style-name="P3"><text:span text:style-name="Strong_20_Emphasis"><text:span text:style-name="Emphasis"><text:span text:style-name="T2">OPTIONAL: </text:span></text:span></text:span><text:span text:style-name="Emphasis"><text:span text:style-name="T4">How many states in total exist for the </text:span></text:span><text:span text:style-name="Emphasis"><text:span text:style-name="Strong_20_Emphasis"><text:span text:style-name="T5">smartcab </text:span></text:span></text:span><text:span text:style-name="Emphasis"><text:span text:style-name="T4">in this environment? Does this number seem reasonable given that the goal of Q-Learning is to learn and make informed decisions about each state? Why or why not?</text:span></text:span> </text:p>
      <text:p text:style-name="P3"/>
      <text:p text:style-name="P3">2 * 3 * 3 * 3 * 3 = 162 states</text:p>
      <text:p text:style-name="P4">162 is a small number. It's easy to store them in a hashtable for look-up/modification later.</text:p>
      <text:p text:style-name="P4">Additionally, for each state there are 4 actions to take, therefore we only need 162 * 4 = 648 q states for the q-learning.</text:p>
      <text:p text:style-name="P4">Such an encoding schema is easy to implement and logically correct.</text:p>
      <text:p text:style-name="P3"/>
      <text:h text:style-name="P7" text:outline-level="3"><text:bookmark text:name="implement-a-q-learning-driving-agent"/>Implement a Q-Learning Driving Agent</text:h>
      <text:p text:style-name="P3"><text:span text:style-name="Strong_20_Emphasis"><text:span text:style-name="Emphasis"><text:span text:style-name="T2">QUESTION: </text:span></text:span></text:span><text:span text:style-name="Emphasis"><text:span text:style-name="T4">What changes do you notice in the agent's behavior when compared to the basic driving agent when random actions were always taken? Why is this behavior occurring?</text:span></text:span> </text:p>
      <text:p text:style-name="P4"/>
      <text:p text:style-name="P4">The agent acts randomly at first, then it converges to a certain pattern. But it prefers not doing anything for some reason. Pythonically speaking, the action is usually None.</text:p>
      <text:p text:style-name="P4"/>
      <text:p text:style-name="P4">It has something to do with my discount rate, learning rate and the initial random q values. </text:p>
      <text:p text:style-name="P4"/>
      <text:p text:style-name="P4">My learning rate was 0.2 at first, and discount rate was 09 at first. Because I only train the agent with 100 iterations, this rate is too “lazy” for the agent. </text:p>
      <text:p text:style-name="P4"/>
      <text:p text:style-name="P4">Also, the initial q values were random integers from -5 to 5, which made a lot of q states have the same q value. Because the problem gives the “None” action 0 reward, and any wrong actions negative rewards, the agent was encouraged to do nothing to stay “safe”.</text:p>
      <text:p text:style-name="P4"/>
      <text:p text:style-name="P4"/>
      <text:p text:style-name="P4"/>
      <text:h text:style-name="P8" text:outline-level="3"><text:bookmark text:name="improve-the-q-learning-driving-agent"/><text:soft-page-break/>Improve the Q-Learning Driving Agent</text:h>
      <text:p text:style-name="P4"><text:span text:style-name="Strong_20_Emphasis"><text:span text:style-name="Emphasis"><text:span text:style-name="T2">QUESTION: </text:span></text:span></text:span><text:span text:style-name="Emphasis"><text:span text:style-name="T4">Report the different values for the parameters tuned in your basic implementation of Q-Learning. For which set of parameters does the agent perform best? How well does the final driving agent perform?</text:span></text:span> </text:p>
      <text:p text:style-name="P4"/>
      <text:p text:style-name="P4"/>
      <text:p text:style-name="P4"/>
      <text:p text:style-name="P4"><text:span text:style-name="Strong_20_Emphasis"><text:span text:style-name="Emphasis"><text:span text:style-name="T2">QUESTION:</text:span></text:span></text:span><text:span text:style-name="Emphasis"><text:span text:style-name="T4">Does your agent get close to finding an optimal policy, i.e. reach the destination in the minimum possible time, and not incur any penalties? How would you describe an optimal policy for this problem?</text:spa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6:27:06.753000000</meta:creation-date>
    <dc:date>2016-08-19T20:12:44.810000000</dc:date>
    <meta:editing-duration>PT19M33S</meta:editing-duration>
    <meta:editing-cycles>3</meta:editing-cycles>
    <meta:generator>LibreOffice/5.0.2.2$Windows_x86 LibreOffice_project/37b43f919e4de5eeaca9b9755ed688758a8251fe</meta:generator>
    <meta:document-statistic meta:table-count="0" meta:image-count="0" meta:object-count="0" meta:page-count="2" meta:paragraph-count="22" meta:word-count="463" meta:character-count="2698" meta:non-whitespace-character-count="2249"/>
  </office:meta>
</office:document-meta>
</file>